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4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near_regression.c" table:style-name="ta1">
        <table:shapes>
          <draw:frame draw:z-index="0" draw:style-name="gr1" draw:text-style-name="P1" svg:width="453.51pt" svg:height="255.09pt" svg:x="367.74pt" svg:y="194.83pt">
            <loext:p draw:notify-on-update-of-ranges="'linear_regression.c'.F16:'linear_regression.c'.F16 'linear_regression.c'.F17:'linear_regression.c'.F40 'linear_regression.c'.I16:'linear_regression.c'.I16 'linear_regression.c'.I17:'linear_regression.c'.I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Linear Regress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33.419" calcext:value-type="float">
            <text:p>33.4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-0.004" calcext:value-type="float">
            <text:p>-0.0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-0.246" calcext:value-type="float">
            <text:p>-0.246</text:p>
          </table:table-cell>
          <table:table-cell table:number-columns-repeated="2"/>
        </table:table-row>
        <table:table-row table:style-name="ro1" table:number-rows-repeated="9">
          <table:table-cell table:number-columns-repeated="10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0 (reg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17]+[.$H$6]*[.C17]" office:value-type="float" office:value="27.265" calcext:value-type="float">
            <text:p>27.26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18]+[.$H$6]*[.C18]" office:value-type="float" office:value="27.261" calcext:value-type="float">
            <text:p>27.26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19]+[.$H$6]*[.C19]" office:value-type="float" office:value="27.503" calcext:value-type="float">
            <text:p>27.50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20]+[.$H$6]*[.C20]" office:value-type="float" office:value="27.253" calcext:value-type="float">
            <text:p>27.25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21]+[.$H$6]*[.C21]" office:value-type="float" office:value="27.003" calcext:value-type="float">
            <text:p>27.00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22]+[.$H$6]*[.C22]" office:value-type="float" office:value="26.753" calcext:value-type="float">
            <text:p>26.75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23]+[.$H$6]*[.C23]" office:value-type="float" office:value="26.749" calcext:value-type="float">
            <text:p>26.74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4]+[.$H$6]*[.C24]" office:value-type="float" office:value="26.499" calcext:value-type="float">
            <text:p>26.499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5]+[.$H$6]*[.C25]" office:value-type="float" office:value="26.249" calcext:value-type="float">
            <text:p>26.24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6]+[.$H$6]*[.C26]" office:value-type="float" office:value="25.999" calcext:value-type="float">
            <text:p>25.99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7]+[.$H$6]*[.C27]" office:value-type="float" office:value="25.749" calcext:value-type="float">
            <text:p>25.749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8]+[.$H$6]*[.C28]" office:value-type="float" office:value="25.499" calcext:value-type="float">
            <text:p>25.499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29]+[.$H$6]*[.C29]" office:value-type="float" office:value="25.249" calcext:value-type="float">
            <text:p>25.249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0]+[.$H$6]*[.C30]" office:value-type="float" office:value="25.491" calcext:value-type="float">
            <text:p>25.49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1]+[.$H$6]*[.C31]" office:value-type="float" office:value="25.241" calcext:value-type="float">
            <text:p>25.24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2]+[.$H$6]*[.C32]" office:value-type="float" office:value="25.483" calcext:value-type="float">
            <text:p>25.48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3]+[.$H$6]*[.C33]" office:value-type="float" office:value="25.725" calcext:value-type="float">
            <text:p>25.72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4]+[.$H$6]*[.C34]" office:value-type="float" office:value="25.967" calcext:value-type="float">
            <text:p>25.967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5]+[.$H$6]*[.C35]" office:value-type="float" office:value="25.963" calcext:value-type="float">
            <text:p>25.96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H$4]+[.$H$5]*[.B36]+[.$H$6]*[.C36]" office:value-type="float" office:value="26.205" calcext:value-type="float">
            <text:p>26.20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37]+[.$H$6]*[.C37]" office:value-type="float" office:value="26.201" calcext:value-type="float">
            <text:p>26.20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38]+[.$H$6]*[.C38]" office:value-type="float" office:value="26.689" calcext:value-type="float">
            <text:p>26.689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39]+[.$H$6]*[.C39]" office:value-type="float" office:value="26.685" calcext:value-type="float">
            <text:p>26.68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4]+[.$H$5]*[.B40]+[.$H$6]*[.C40]" office:value-type="float" office:value="26.927" calcext:value-type="float">
            <text:p>26.927</text:p>
          </table:table-cell>
          <table:table-cell/>
        </table:table-row>
      </table:table>
      <table:table table:name="logistic_regression.c" table:style-name="ta1">
        <table:shapes>
          <draw:frame draw:z-index="0" draw:style-name="gr1" draw:text-style-name="P1" svg:width="453.51pt" svg:height="255.09pt" svg:x="367.74pt" svg:y="194.83pt">
            <loext:p draw:notify-on-update-of-ranges="'logistic_regression.c'.G16:'logistic_regression.c'.G16 'logistic_regression.c'.G17:'logistic_regression.c'.G40 'logistic_regression.c'.I16:'logistic_regression.c'.I16 'logistic_regression.c'.I17:'logistic_regression.c'.I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-13.721" calcext:value-type="float">
            <text:p>-13.7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0.022" calcext:value-type="float">
            <text:p>0.0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0.394" calcext:value-type="float">
            <text:p>0.3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9.67" calcext:value-type="float">
            <text:p>9.67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1 (reg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17]+[.$H$6]*[.C17]+[.$H$7]*[.D17])))" office:value-type="float" office:value="0.0208567564889195" calcext:value-type="float">
            <text:p>0.020856756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18]+[.$H$6]*[.C18]+[.$H$7]*[.D18])))" office:value-type="float" office:value="0.0213108028961125" calcext:value-type="float">
            <text:p>0.021310802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19]+[.$H$6]*[.C19]+[.$H$7]*[.D19])))" office:value-type="float" office:value="0.014788594518001" calcext:value-type="float">
            <text:p>0.014788594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20]+[.$H$6]*[.C20]+[.$H$7]*[.D20])))" office:value-type="float" office:value="0.0222480857552585" calcext:value-type="float">
            <text:p>0.022248085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21]+[.$H$6]*[.C21]+[.$H$7]*[.D21])))" office:value-type="float" office:value="0.0333428669489817" calcext:value-type="float">
            <text:p>0.033342866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22]+[.$H$6]*[.C22]+[.$H$7]*[.D22])))" office:value-type="float" office:value="0.0496892700426467" calcext:value-type="float">
            <text:p>0.0496892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23]+[.$H$6]*[.C23]+[.$H$7]*[.D23])))" office:value-type="float" office:value="0.0507384673739937" calcext:value-type="float">
            <text:p>0.050738467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4]+[.$H$6]*[.C24]+[.$H$7]*[.D24])))" office:value-type="float" office:value="0.99922121775736" calcext:value-type="float">
            <text:p>0.999221217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5]+[.$H$6]*[.C25]+[.$H$7]*[.D25])))" office:value-type="float" office:value="0.999486116522439" calcext:value-type="float">
            <text:p>0.999486116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6]+[.$H$6]*[.C26]+[.$H$7]*[.D26])))" office:value-type="float" office:value="0.999660941912458" calcext:value-type="float">
            <text:p>0.999660941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7]+[.$H$6]*[.C27]+[.$H$7]*[.D27])))" office:value-type="float" office:value="0.999776304257261" calcext:value-type="float">
            <text:p>0.999776304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8]+[.$H$6]*[.C28]+[.$H$7]*[.D28])))" office:value-type="float" office:value="0.999852421097026" calcext:value-type="float">
            <text:p>0.999852421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29]+[.$H$6]*[.C29]+[.$H$7]*[.D29])))" office:value-type="float" office:value="0.999902640219569" calcext:value-type="float">
            <text:p>0.999902640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0]+[.$H$6]*[.C30]+[.$H$7]*[.D30])))" office:value-type="float" office:value="0.999858772887588" calcext:value-type="float">
            <text:p>0.9998587729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1]+[.$H$6]*[.C31]+[.$H$7]*[.D31])))" office:value-type="float" office:value="0.999906830782351" calcext:value-type="float">
            <text:p>0.999906830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2]+[.$H$6]*[.C32]+[.$H$7]*[.D32])))" office:value-type="float" office:value="0.99986485133427" calcext:value-type="float">
            <text:p>0.999864851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3]+[.$H$6]*[.C33]+[.$H$7]*[.D33])))" office:value-type="float" office:value="0.999803960827379" calcext:value-type="float">
            <text:p>0.9998039608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4]+[.$H$6]*[.C34]+[.$H$7]*[.D34])))" office:value-type="float" office:value="0.999715644231047" calcext:value-type="float">
            <text:p>0.9997156442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5]+[.$H$6]*[.C35]+[.$H$7]*[.D35])))" office:value-type="float" office:value="0.184974714583575" calcext:value-type="float">
            <text:p>0.1849747146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/(1+EXP(-([.$H$4]+[.$H$5]*[.B36]+[.$H$6]*[.C36]+[.$H$7]*[.D36])))" office:value-type="float" office:value="0.135286907838263" calcext:value-type="float">
            <text:p>0.135286907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37]+[.$H$6]*[.C37]+[.$H$7]*[.D37])))" office:value-type="float" office:value="0.13788127552549" calcext:value-type="float">
            <text:p>0.137881275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38]+[.$H$6]*[.C38]+[.$H$7]*[.D38])))" office:value-type="float" office:value="0.0692028063786259" calcext:value-type="float">
            <text:p>0.069202806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39]+[.$H$6]*[.C39]+[.$H$7]*[.D39])))" office:value-type="float" office:value="0.0706334103976826" calcext:value-type="float">
            <text:p>0.070633410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1/(1+EXP(-([.$H$4]+[.$H$5]*[.B40]+[.$H$6]*[.C40]+[.$H$7]*[.D40])))" office:value-type="float" office:value="0.0497837956358865" calcext:value-type="float">
            <text:p>0.04978379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7:22:08.399775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1:37:46.356063217</meta:creation-date>
    <dc:date>2018-03-21T17:24:06.471476106</dc:date>
    <meta:editing-duration>PT3H10M32S</meta:editing-duration>
    <meta:editing-cycles>11</meta:editing-cycles>
    <meta:generator>LibreOffice/5.1.6.2$Linux_X86_64 LibreOffice_project/10m0$Build-2</meta:generator>
    <meta:document-statistic meta:table-count="2" meta:cell-count="316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'logistic_regression.c'.G16:'logistic_regression.c'.G40 'logistic_regression.c'.I16:'logistic_regression.c'.I40" chart:data-source-has-labels="row" svg:x="0.32cm" svg:y="0.18cm" svg:width="13.441cm" svg:height="8.64cm">
          <chartooo:coordinate-region svg:x="1.047cm" svg:y="0.38cm" svg:width="12.71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gistic_regression.c'.G17:'logistic_regression.c'.G40" chart:label-cell-address="'logistic_regression.c'.G16:'logistic_regression.c'.G16" chart:class="chart:bar">
            <chart:data-point chart:repeated="24"/>
          </chart:series>
          <chart:series chart:style-name="ch8" chart:values-cell-range-address="'logistic_regression.c'.I17:'logistic_regression.c'.I40" chart:label-cell-address="'logistic_regression.c'.I16:'logistic_regression.c'.I16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1</text:p>
                <draw:g>
                  <svg:desc>'logistic_regression.c'.G16:'logistic_regression.c'.G16</svg:desc>
                </draw:g>
              </table:table-cell>
              <table:table-cell office:value-type="string">
                <text:p>y1 (reg)</text:p>
                <draw:g>
                  <svg:desc>'logistic_regression.c'.I16:'logistic_regression.c'.I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logistic_regression.c'.G17:'logistic_regression.c'.G40</svg:desc>
                </draw:g>
              </table:table-cell>
              <table:table-cell office:value-type="float" office:value="0.0208567564889195">
                <text:p>0.0208567564889195</text:p>
                <draw:g>
                  <svg:desc>'logistic_regression.c'.I17:'logistic_regression.c'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213108028961125">
                <text:p>0.021310802896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14788594518001">
                <text:p>0.014788594518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22480857552585">
                <text:p>0.02224808575525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333428669489817">
                <text:p>0.0333428669489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496892700426467">
                <text:p>0.0496892700426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507384673739937">
                <text:p>0.0507384673739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9922121775736">
                <text:p>0.99922121775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99486116522439">
                <text:p>0.999486116522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9660941912458">
                <text:p>0.999660941912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99776304257261">
                <text:p>0.99977630425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999852421097026">
                <text:p>0.999852421097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999902640219569">
                <text:p>0.999902640219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99858772887588">
                <text:p>0.999858772887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99906830782351">
                <text:p>0.999906830782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9986485133427">
                <text:p>0.9998648513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99803960827379">
                <text:p>0.999803960827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99715644231047">
                <text:p>0.999715644231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184974714583575">
                <text:p>0.184974714583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35286907838263">
                <text:p>0.135286907838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13788127552549">
                <text:p>0.13788127552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692028063786259">
                <text:p>0.0692028063786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706334103976826">
                <text:p>0.0706334103976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497837956358865">
                <text:p>0.0497837956358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952cm" style:legend-expansion="high" chart:style-name="ch2"/>
        <chart:plot-area chart:style-name="ch3" table:cell-range-address="'linear_regression.c'.F16:'linear_regression.c'.F40 'linear_regression.c'.I16:'linear_regression.c'.I40" chart:data-source-has-labels="row" svg:x="0.32cm" svg:y="0.18cm" svg:width="13.441cm" svg:height="8.64cm">
          <chartooo:coordinate-region svg:x="1.232cm" svg:y="0.379cm" svg:width="12.5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inear_regression.c'.F17:'linear_regression.c'.F40" chart:label-cell-address="'linear_regression.c'.F16:'linear_regression.c'.F16" chart:class="chart:bar">
            <chart:data-point chart:repeated="24"/>
          </chart:series>
          <chart:series chart:style-name="ch8" chart:values-cell-range-address="'linear_regression.c'.I17:'linear_regression.c'.I40" chart:label-cell-address="'linear_regression.c'.I16:'linear_regression.c'.I16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0</text:p>
                <draw:g>
                  <svg:desc>'linear_regression.c'.F16:'linear_regression.c'.F16</svg:desc>
                </draw:g>
              </table:table-cell>
              <table:table-cell office:value-type="string">
                <text:p>y0 (reg)</text:p>
                <draw:g>
                  <svg:desc>'linear_regression.c'.I16:'linear_regression.c'.I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'linear_regression.c'.F17:'linear_regression.c'.F40</svg:desc>
                </draw:g>
              </table:table-cell>
              <table:table-cell office:value-type="float" office:value="27.265">
                <text:p>27.265</text:p>
                <draw:g>
                  <svg:desc>'linear_regression.c'.I17:'linear_regression.c'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7.261">
                <text:p>27.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7.503">
                <text:p>27.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27.253">
                <text:p>27.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27.003">
                <text:p>27.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6.753">
                <text:p>26.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26.749">
                <text:p>26.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6.499">
                <text:p>26.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6.249">
                <text:p>26.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5.999">
                <text:p>25.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5.749">
                <text:p>25.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5.499">
                <text:p>25.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5.249">
                <text:p>25.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5.491">
                <text:p>25.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.241">
                <text:p>25.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.483">
                <text:p>25.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5.725">
                <text:p>25.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5.967">
                <text:p>25.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5.963">
                <text:p>25.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6.205">
                <text:p>26.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6.201">
                <text:p>26.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6.689">
                <text:p>26.6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6.685">
                <text:p>26.6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6.927">
                <text:p>26.9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